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Gratis – Ayuda</text:p>
      <text:p text:style-name="P1"/>
      <text:p text:style-name="P2">Cómo funciona:</text:p>
      <text:p text:style-name="P2"/>
      <text:p text:style-name="P2">Si quiero regalar:</text:p>
      <text:p text:style-name="P2"/>
      <text:p text:style-name="P2">Creo una nueva oferta, la ubico en el mapa, subo algunas fotos. Cuando alguien postee algún mensaje me va a llegar un mail y una notificación.</text:p>
      <text:p text:style-name="P2"/>
      <text:p text:style-name="P2">Si quiero ver el estado de mis ofertas, voy a “Mis regalos”.</text:p>
      <text:p text:style-name="P2"/>
      <text:p text:style-name="P2">Si quiero buscar:</text:p>
      <text:p text:style-name="P2"/>
      <text:p text:style-name="P2">Simplemente busco a mi alrededor qué se está regalando. </text:p>
      <text:p text:style-name="P2"/>
      <text:p text:style-name="P2"/>
      <text:p text:style-name="P2">TODO:</text:p>
      <text:p text:style-name="P2"/>
      <text:p text:style-name="P2">Íconos personalizados para diferentes tipos de regalos: juguetes, ropa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izancio </meta:initial-creator>
    <meta:creation-date>2010-11-01T10:17:45</meta:creation-date>
    <meta:generator>OpenOffice.org/3.2$Linux OpenOffice.org_project/320m12$Build-9483</meta:generator>
    <dc:date>2010-11-01T10:55:30</dc:date>
    <dc:creator>bizancio </dc:creator>
    <meta:editing-duration>PT00H37M41S</meta:editing-duration>
    <meta:editing-cycles>7</meta:editing-cycles>
    <meta:document-statistic meta:table-count="0" meta:image-count="0" meta:object-count="0" meta:page-count="1" meta:paragraph-count="9" meta:word-count="71" meta:character-count="407"/>
  </office:meta>
</office:document-meta>
</file>